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ERRON OLIARTE LUCIANO EUGEN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055655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515939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ERRON OLIARTE LUCIANO EUGEN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055655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5 159 39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55655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8/2021</text:p>
          </table:table-cell>
          <table:table-cell table:style-name="Tabla2.A3" office:value-type="string">
            <text:p text:style-name="P22">107508</text:p>
          </table:table-cell>
          <table:table-cell table:style-name="Tabla2.D3" office:value-type="string">
            <text:p text:style-name="P23">84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DEBE 2.50 PAGARA EN EFECTIVO A LA ENTREGA EN SELVA 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9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2:24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